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paragraph-rsid="001bc405" style:font-size-asian="15.75pt" style:font-size-complex="18pt"/>
    </style:style>
    <style:style style:name="P3" style:family="paragraph" style:parent-style-name="Standard">
      <style:text-properties fo:font-size="18pt" fo:font-weight="bold" officeooo:rsid="00163052" officeooo:paragraph-rsid="00163052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paragraph-rsid="001783d5"/>
    </style:style>
    <style:style style:name="T1" style:family="text">
      <style:text-properties loext:padding="0cm" loext:border="none"/>
    </style:style>
    <style:style style:name="T2" style:family="text">
      <style:text-properties fo:color="#c9211e" fo:font-size="18pt" fo:font-weight="bold" officeooo:rsid="0012886e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783d5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5.75pt" style:font-weight-asian="bold" style:font-size-complex="18pt" style:font-weight-complex="bold" loext:padding="0cm" loext:border="none"/>
    </style:style>
    <style:style style:name="T7" style:family="text">
      <style:text-properties fo:font-size="18pt" style:font-size-asian="15.75pt" style:font-size-complex="18pt" loext:padding="0cm" loext:border="none"/>
    </style:style>
    <style:style style:name="T8" style:family="text">
      <style:text-properties fo:font-weight="bold" style:font-weight-asian="bold" style:font-weight-complex="bold" loext:padding="0cm" loext:border="none"/>
    </style:style>
    <style:style style:name="T9" style:family="text">
      <style:text-properties fo:color="#4ec9b0"/>
    </style:style>
    <style:style style:name="T10" style:family="text">
      <style:text-properties fo:color="#cccccc" style:font-name="Droid Sans Mono" fo:font-size="13.5pt" fo:font-weight="normal" fo:background-color="#1f1f1f" loext:char-shading-value="0"/>
    </style:style>
    <style:style style:name="T11" style:family="text">
      <style:text-properties fo:color="#cccccc" style:font-name="Droid Sans Mono" fo:font-size="13.5pt" fo:font-weight="normal" officeooo:rsid="001783d5" fo:background-color="#1f1f1f" loext:char-shading-value="0" style:font-size-asian="18pt" style:font-size-complex="18pt"/>
    </style:style>
    <style:style style:name="T12" style:family="text">
      <style:text-properties fo:color="#cccccc" fo:font-size="13.5pt" fo:font-weight="normal" officeooo:rsid="001783d5" fo:background-color="#1f1f1f" loext:char-shading-value="0" style:font-size-asian="18pt" style:font-size-complex="18pt" loext:padding="0cm" loext:border="none"/>
    </style:style>
    <style:style style:name="T13" style:family="text">
      <style:text-properties fo:color="#4fc1ff"/>
    </style:style>
    <style:style style:name="T14" style:family="text">
      <style:text-properties fo:color="#9cdcfe"/>
    </style:style>
    <style:style style:name="T15" style:family="text">
      <style:text-properties fo:color="#d4d4d4"/>
    </style:style>
    <style:style style:name="T16" style:family="text">
      <style:text-properties fo:color="#ce9178"/>
    </style:style>
    <style:style style:name="T17" style:family="text">
      <style:text-properties fo:font-variant="normal" fo:text-transform="none" fo:color="#cccccc" style:font-name="Droid Sans Mono" fo:font-size="13.5pt" fo:letter-spacing="normal" fo:font-weight="normal" officeooo:rsid="001783d5" fo:background-color="#1f1f1f" loext:char-shading-value="0" style:font-size-asian="18pt" style:font-size-complex="18pt"/>
    </style:style>
    <style:style style:name="T18" style:family="text">
      <style:text-properties fo:font-variant="normal" fo:text-transform="none" fo:color="#cccccc" style:font-name="Inter" fo:font-size="12pt" fo:letter-spacing="normal" fo:font-style="normal" fo:font-weight="normal" officeooo:rsid="001783d5" fo:background-color="#1f1f1f" loext:char-shading-value="0" style:font-size-asian="18pt" style:font-size-complex="18pt"/>
    </style:style>
    <style:style style:name="T19" style:family="text">
      <style:text-properties fo:font-variant="normal" fo:text-transform="none" style:font-name="Inter" fo:font-size="12pt" fo:letter-spacing="normal" fo:font-style="normal" fo:font-weight="normal"/>
    </style:style>
    <style:style style:name="T20" style:family="text">
      <style:text-properties officeooo:rsid="001bc4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Remote state</text:span></text:p>
      <text:p text:style-name="Text_20_body"><text:span text:style-name="T3"/></text:p>
      <text:p text:style-name="Text_20_body"><text:span text:style-name="T5">In this lab, we will work with </text:span><text:span text:style-name="Source_20_Text"><text:span text:style-name="T5">remote terraform state </text:span></text:span><text:span text:style-name="T5">files. We will first start with the </text:span><text:span text:style-name="Source_20_Text"><text:span text:style-name="T5">local </text:span></text:span><text:span text:style-name="T5">state and then migrate it to </text:span><text:span text:style-name="Source_20_Text"><text:span text:style-name="T5">remote </text:span></text:span><text:span text:style-name="T5">state with an </text:span><text:span text:style-name="Source_20_Text"><text:span text:style-name="T5">S3 </text:span></text:span><text:span text:style-name="T5">backend.</text:span></text:p>
      <text:p text:style-name="Text_20_body"><text:span text:style-name="T5">The configuration directory we will work with is </text:span><text:span text:style-name="Source_20_Text"><text:span text:style-name="T5">/root/terraform-projects/RemoteState</text:span></text:span></text:p>
      <text:p text:style-name="P1"/>
      <text:p text:style-name="Text_20_body"><text:span text:style-name="T5">First, create a simple configuration to create a </text:span><text:span text:style-name="Source_20_Text"><text:span text:style-name="T5">local_file </text:span></text:span><text:span text:style-name="T5">resource within the directory called </text:span><text:span text:style-name="Source_20_Text"><text:span text:style-name="T5">RemoteState</text:span></text:span><text:span text:style-name="T5">. The resource block should be created inside the </text:span><text:span text:style-name="Source_20_Text"><text:span text:style-name="T5">main.tf </text:span></text:span><text:span text:style-name="T5">file. Follow the below specifications for provisioning this resource:<text:line-break/>Resource Name: </text:span><text:span text:style-name="Source_20_Text"><text:span text:style-name="T5">state</text:span></text:span><text:span text:style-name="T5"><text:line-break/>filename: /root/</text:span><text:span text:style-name="Source_20_Text"><text:span text:style-name="T5">&lt;variable local-state&gt;</text:span></text:span><text:span text:style-name="T5"><text:line-break/>content: "This configuration uses </text:span><text:span text:style-name="Source_20_Text"><text:span text:style-name="T5">&lt;variable local-state&gt; </text:span></text:span><text:span text:style-name="T5">state"</text:span></text:p>
      <text:p text:style-name="Text_20_body"><text:span text:style-name="T5">Use the variable called </text:span><text:span text:style-name="Source_20_Text"><text:span text:style-name="T5">local-state </text:span></text:span><text:span text:style-name="T5">in the </text:span><text:span text:style-name="Source_20_Text"><text:span text:style-name="T5">variables.tf </text:span></text:span><text:span text:style-name="T5">file which is already created for you and make use of </text:span><text:span text:style-name="Source_20_Text"><text:span text:style-name="T5">variable interpolation </text:span></text:span><text:span text:style-name="T5">syntax </text:span><text:span text:style-name="Source_20_Text"><text:span text:style-name="T5">${..}</text:span></text:span><text:span text:style-name="T5">.<text:line-break/>Once the configuration is ready, run a </text:span><text:span text:style-name="Source_20_Text"><text:span text:style-name="T5">terraform init, plan and apply</text:span></text:span><text:span text:style-name="T5">.</text:span></text:p>
      <text:p text:style-name="P1"/>
      <text:p text:style-name="P3">Has the state file created?</text:p>
      <text:p text:style-name="P3"/>
      <text:p text:style-name="P3">What is the name of state file created?</text:p>
      <text:p text:style-name="P3"/>
      <text:p text:style-name="P3"/>
      <text:p text:style-name="P1"/>
      <text:p text:style-name="P1"/>
      <text:p text:style-name="Text_20_body"><text:soft-page-break/><text:span text:style-name="T5">Now, let us configure the remote backend with </text:span><text:span text:style-name="Source_20_Text"><text:span text:style-name="T5">s3</text:span></text:span><text:span text:style-name="T5">. Add a terraform block in a new file called </text:span><text:span text:style-name="Source_20_Text"><text:span text:style-name="T5">terraform.tf </text:span></text:span><text:span text:style-name="T5">with the following arguments:<text:line-break/>bucket: </text:span><text:span text:style-name="Source_20_Text"><text:span text:style-name="T5">remote-state</text:span></text:span><text:span text:style-name="T5"><text:line-break/>key: </text:span><text:span text:style-name="Source_20_Text"><text:span text:style-name="T5">terraform.tfstate</text:span></text:span><text:span text:style-name="T5"><text:line-break/>region: </text:span><text:span text:style-name="Source_20_Text"><text:span text:style-name="T5">us-east-1</text:span></text:span></text:p>
      <text:p text:style-name="Text_20_body"><text:span text:style-name="T5">Do not run </text:span><text:span text:style-name="Source_20_Text"><text:span text:style-name="T5">terraform init </text:span></text:span><text:span text:style-name="T5">yet! Since we are making use of </text:span><text:span text:style-name="Source_20_Text"><text:span text:style-name="T5">minio </text:span></text:span><text:span text:style-name="T5">we also have to add a couple of additional arguments to get this to work!<text:line-break/>We will do that in the next step. When using the regular </text:span><text:span text:style-name="Source_20_Text"><text:span text:style-name="T5">s3 </text:span></text:span><text:span text:style-name="T5">service from AWS the above arguments should be sufficient to configure remote state.</text:span></text:p>
      <text:p text:style-name="P4">terraform {</text:p>
      <text:p text:style-name="P4">backend "s3" {</text:p>
      <text:p text:style-name="P4">key = "terraform.tfstate"</text:p>
      <text:p text:style-name="P4">region = "us-east-1"</text:p>
      <text:p text:style-name="P4">bucket = "remote-state"</text:p>
      <text:p text:style-name="P4"/>
      <text:p text:style-name="P4">}</text:p>
      <text:p text:style-name="P6"><text:span text:style-name="T4">}</text:span></text:p>
      <text:p text:style-name="P6"><text:span text:style-name="T11"/></text:p>
      <text:p text:style-name="Standard"><text:span text:style-name="T5">To make the </text:span><text:span text:style-name="Source_20_Text"><text:span text:style-name="T5">s3 </text:span></text:span><text:span text:style-name="T5">backend with </text:span><text:span text:style-name="Source_20_Text"><text:span text:style-name="T5">Minio </text:span></text:span><text:span text:style-name="T5">to work, we have to add a few additional arguments. The </text:span><text:span text:style-name="Source_20_Text"><text:span text:style-name="T5">terraform.tf </text:span></text:span><text:span text:style-name="T5">file has been updated. Check it out.</text:span></text:p>
      <text:p text:style-name="P4"/>
      <text:p text:style-name="Standard"><text:span text:style-name="T5">Try running </text:span><text:span text:style-name="Source_20_Text"><text:span text:style-name="T5">terraform apply</text:span></text:span><text:span text:style-name="T5">, are you able to do it? If not why?</text:span></text:p>
      <text:p text:style-name="P2"><text:span text:style-name="T20">N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2:14:07.225341806</meta:creation-date>
    <dc:date>2024-04-24T12:25:16.642097670</dc:date>
    <meta:editing-duration>PT11M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274" meta:character-count="1674" meta:non-whitespace-character-count="1419"/>
  </office:meta>
</office:document-meta>
</file>